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231cm" style:rel-column-width="4746*"/>
    </style:style>
    <style:style style:name="Traducciones_5f_Complicadas.B" style:display-name="Traducciones_Complicadas.B" style:family="table-column">
      <style:table-column-properties style:column-width="3.244cm" style:rel-column-width="12499*"/>
    </style:style>
    <style:style style:name="Traducciones_5f_Complicadas.C" style:display-name="Traducciones_Complicadas.C" style:family="table-column">
      <style:table-column-properties style:column-width="12.529cm" style:rel-column-width="48290*"/>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Título_20_general" style:master-page-name="Standard">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9"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0" fo:column-gap="0cm"/>
      </style:section-properties>
    </style:style>
    <style:style style:name="Sect4" style:family="section">
      <style:section-properties text:dont-balance-text-columns="true" style:writing-mode="lr-tb" style:editable="false">
        <style:columns fo:column-count="0" fo:column-gap="0cm"/>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Sobre monos y pingüinos</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1.3</text:user-defined></text:p>
          </table:table-cell>
          <table:table-cell table:style-name="Versiones.B2" office:value-type="string">
            <text:p text:style-name="P10">Empezando a traducir el quinto párrafo.</text:p>
          </table:table-cell>
        </table:table-row>
        <table:table-row>
          <table:table-cell table:style-name="Versiones.A3" office:value-type="string">
            <text:p text:style-name="P9">1.2</text:p>
          </table:table-cell>
          <table:table-cell table:style-name="Versiones.B2" office:value-type="string">
            <text:p text:style-name="P10">Preparando el apartado 2.</text:p>
          </table:table-cell>
        </table:table-row>
        <table:table-row>
          <table:table-cell table:style-name="Versiones.A2" office:value-type="string">
            <text:p text:style-name="P8">1.11</text:p>
          </table:table-cell>
          <table:table-cell table:style-name="Versiones.B2" office:value-type="string">
            <text:p text:style-name="P10">Preparando el quinto párrafo.</text:p>
          </table:table-cell>
        </table:table-row>
      </table:table>
      <text:p text:style-name="P5"/>
      <text:p text:style-name="P11">Autor:</text:p>
      <text:p text:style-name="P11"><text:user-defined text:name="Autor">Rubén Paje del Pino</text:user-defined></text:p>
      <text:p text:style-name="P11"/>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6">1. Traducción del texto<text:tab/>3</text:p>
          <text:p text:style-name="P17">1.1 Primer y segundo párrafo (1-X-07 y 2-X-07)<text:tab/>3</text:p>
          <text:p text:style-name="P17">1.2 Tercer y cuarto párrafo (2-X-07)<text:tab/>3</text:p>
          <text:p text:style-name="P17">1.3 Quinto párrafo (2-X-07)<text:tab/>4</text:p>
          <text:p text:style-name="P17">1.4 Sexto párrafo (haciéndose)<text:tab/>4</text:p>
          <text:p text:style-name="P16">2. Explicación a algunas de las traducciones más complicadas<text:tab/>4</text:p>
        </text:index-body>
      </text:table-of-content>
      <text:p text:style-name="P12"/>
      <text:section text:style-name="Sect4" text:name="Área2">
        <text:h text:style-name="P13" text:outline-level="1">1. Traducción del texto</text:h>
        <text:h text:style-name="Heading_20_2" text:outline-level="2">1.1 Primer y segundo párrafo (1-X-07 y 2-X-07)</text:h>
        <text:p text:style-name="P5">SCO, para quien nunca haya oído hablar de dicha compañía, se pronuncia “SCO” como en Scopes. En realidad el caso SCO de 2003 se va pareciendo cada vez más al famoso “juicio del mono” que tuvo lugar en Scopes de 1925, en el cual se enfrentaron fundamentalistas religiosos contra progresistas que querían que se enseñara la teoría evolutiva de Darwin además del creacionismo bíblico en las clases escolares norteamericanas. El caso SCO juega el mismo rol en la guerra de culturas que en la actualidad afecta a la industria del software. Por un lado tenemos a la gente trajeada que hacen de fundamentalistas, que apuestan por el cierre y la privacidad de los sistemas informáticos. Enfrentándose a ellos se encuentran los evolucionistas de nuestros días, los “melenudos” que apuestan por la colaboración y el código abierto como es Linux, un sistema operativo que cualquiera puede descargarse y personalizar sin pagar. Un mono era le símbolo del juicio de 1925, mientras que en el caso de la marca registrada de Linux de 2003 es un divertido pingüino.</text:p>
        <text:p text:style-name="P5">El líder de los fundamentalistas era Darl McBride, quien fue contratado como presidente de SCO hace un año. SCO entonces se llamaba Caldera y se encontraba en una delicada situación económica. Su fórmula de distribución de Linux no era la acertada y tenía pérdidas. Sin embargo Caldera había comprado poco tiempo antes los derechos de UNIX, un antiguo sistema operativo, a una empresa californiana llamada Santa Cruz Operations que se los compró a Novell y esta a su vez a AT&amp;T. El señor McBride, como varios directores de Caldera, había trabajado en Novell y era un devoto mormón, por lo que parecía ser el candidato idóneo para rescatar a la empresa</text:p>
        <text:p text:style-name="P5"/>
        <text:h text:style-name="P14" text:outline-level="2">1.2 Tercer y cuarto párrafo (2-X-07)</text:h>
        <text:p text:style-name="P5">Pronto comenzó a pensar en “cómo aprovechar nuestros activos”. Por ejemplo, los derechos que tenía Caldera sobre UNIX. Así como los monos y los humanos comparten los ancestros supuestamente, algunos sistemas operativos proceden de UNIX, incluido Linux. Tal y como él suponía, el señor McBride dijo que él encontró enseguida violaciones numerosas y extensas contra la propiedad intelectual de Caldera sobre el código de Linux. A un nivel más general (y lo que es más sorprendente al ser distribuidor de Linux), él encontró que toda la tendencia de software libre era marcadamente “comunista”, y añadió: “en economía no hay nada gratis”.</text:p>
        <text:p text:style-name="P5">Así que el señor McBride se preparó para la guerra, cambió el nombre de Caldera por SCO (las iniciales de Santa Cruz Operations, un nombre más claro), y contrató a David Boies, un abogado que había adquirido una reputación internacional por representar al gobierno de estados unidos contra Microsoft, y luego a Al Gore en el problema de las tarjetas perforadas de las elecciones presidenciales de Florida en el año 2000. Después atacó. En marzo, él demandó a IBM, una gran partidaria de Linux, por daños de 1000 millones de dólares, después ascendió dicha cifra a 3000 millones de dólares. En junio, abrió un nuevo frente por latrocinio a 1500 compañías que usaban Linux. En julio, anunció que el precio de una licencia debería ser de 699 dólares por servidor.</text:p>
        <text:p text:style-name="P5"/>
        <text:h text:style-name="P14" text:outline-level="2">1.3 Quinto párrafo (2-X-07)</text:h>
        <text:p text:style-name="P5">Al principio, se rumoreaba en la industria que la estrategia del señor McBride era sencillamente hacer que IBM arreglara al final la situación económica de SCO comprándola, y además había precedentes. Antes de que McBride llegara a la empresa, una vez un director de Caldera había demandado a Microsoft y obtuvo grandes beneficios económicos. En 1998, el señor McBride ganó lo que llamó “el acuerdo de los siete dígitos” cuando demandó al que era su jefe de entonces en IKON Office Solutions (el cual, él dijo que había roto el contrato porque le habían obligado a trasladarse a una oficina de Utah). La batalla de Linux, de cualquier manera, “no es nada sobre demandas sino de hacer lo correcto” comentaba el señor McBride.</text:p>
        <text:p text:style-name="P5"/>
        <text:h text:style-name="P14" text:outline-level="2">1.4 Sexto párrafo (haciéndose)</text:h>
        <text:p text:style-name="P5">Ser</text:p>
        <text:p text:style-name="P5"/>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row>
            <table:table-cell table:style-name="Traducciones_5f_Complicadas.A1" office:value-type="string">
              <text:p text:style-name="Table_20_Heading">Línea</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row>
            <table:table-cell table:style-name="Traducciones_5f_Complicadas.A2" office:value-type="string">
              <text:p text:style-name="Table_20_Contents">11</text:p>
            </table:table-cell>
            <table:table-cell table:style-name="Traducciones_5f_Complicadas.A2" office:value-type="string">
              <text:p text:style-name="Table_20_Contents">chief executive</text:p>
            </table:table-cell>
            <table:table-cell table:style-name="Traducciones_5f_Complicadas.C2" office:value-type="string">
              <text:p text:style-name="Table_20_Contents">Algunos puesto de empresa están continuamente cambiando de nombre, lo traduciremos por presidente.</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n a worry state</text:p>
            </table:table-cell>
            <table:table-cell table:style-name="Traducciones_5f_Complicadas.C2" office:value-type="string">
              <text:p text:style-name="Table_20_Contents">Se refiere a la lamentable situación de la empresa.</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t distributed Linux, but was bad at it</text:p>
            </table:table-cell>
            <table:table-cell table:style-name="Traducciones_5f_Complicadas.C2" office:value-type="string">
              <text:p text:style-name="Table_20_Contents">Su manera de distribuir Linux no era adecuada.</text:p>
            </table:table-cell>
          </table:table-row>
          <table:table-row>
            <table:table-cell table:style-name="Traducciones_5f_Complicadas.A2" office:value-type="string">
              <text:p text:style-name="Table_20_Contents">17</text:p>
            </table:table-cell>
            <table:table-cell table:style-name="Traducciones_5f_Complicadas.A2" office:value-type="string">
              <text:p text:style-name="Table_20_Contents">He seemed a natural choice to rescue the firm</text:p>
            </table:table-cell>
            <table:table-cell table:style-name="Traducciones_5f_Complicadas.C2" office:value-type="string">
              <text:p text:style-name="Table_20_Contents">Él era la persona perfecta para poder salvar la compañía.</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how to monetise our assets</text:p>
            </table:table-cell>
            <table:table-cell table:style-name="Traducciones_5f_Complicadas.C2" office:value-type="string">
              <text:p text:style-name="Table_20_Contents">Asset es la partida del activo (bajo el punto de vista económico), por ello esta frase significará “cómo rentabilizar nuestros activos”.</text:p>
            </table:table-cell>
          </table:table-row>
          <table:table-row>
            <table:table-cell table:style-name="Traducciones_5f_Complicadas.A2" office:value-type="string">
              <text:p text:style-name="Table_20_Contents">21</text:p>
            </table:table-cell>
            <table:table-cell table:style-name="Traducciones_5f_Complicadas.A2" office:value-type="string">
              <text:p text:style-name="Table_20_Contents">Sure enough</text:p>
            </table:table-cell>
            <table:table-cell table:style-name="Traducciones_5f_Complicadas.C2" office:value-type="string">
              <text:p text:style-name="Table_20_Contents">Como se esperaba o se suponía.</text:p>
            </table:table-cell>
          </table:table-row>
          <table:table-row>
            <table:table-cell table:style-name="Traducciones_5f_Complicadas.A2" office:value-type="string">
              <text:p text:style-name="Table_20_Contents">24</text:p>
            </table:table-cell>
            <table:table-cell table:style-name="Traducciones_5f_Complicadas.A2" office:value-type="string">
              <text:p text:style-name="Table_20_Contents">“We don't get the whole free-lunch thing”</text:p>
            </table:table-cell>
            <table:table-cell table:style-name="Traducciones_5f_Complicadas.C2" office:value-type="string">
              <text:p text:style-name="Table_20_Contents">No hay nada gratis (es una frase hecha popular sacada de un libro, CFR <text:a xlink:type="simple" xlink:href="http://en.wikipedia.org/wiki/TANSTAAFL">http://en.wikipedia.org/wiki/TANSTAAFL</text:a>).</text:p>
            </table:table-cell>
          </table:table-row>
          <table:table-row>
            <table:table-cell table:style-name="Traducciones_5f_Complicadas.A2" office:value-type="string">
              <text:p text:style-name="Table_20_Contents">26</text:p>
            </table:table-cell>
            <table:table-cell table:style-name="Traducciones_5f_Complicadas.A2" office:value-type="string">
              <text:p text:style-name="Table_20_Contents">less obscure</text:p>
            </table:table-cell>
            <table:table-cell table:style-name="Traducciones_5f_Complicadas.C2" office:value-type="string">
              <text:p text:style-name="Table_20_Contents">Como menos oscuro no queda muy claro en español, lo traduciremos como más claro.</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Al Gore in the hanging-chads episode in Florida in 2000</text:p>
            </table:table-cell>
            <table:table-cell table:style-name="Traducciones_5f_Complicadas.C2" office:value-type="string">
              <text:p text:style-name="Table_20_Contents">Se refiere al debate de las tarjetas perforadas de votación de las elecciones presidenciales de 2000 (CFR <text:a xlink:type="simple" xlink:href="http://en.wikipedia.org/wiki/Chad_%28paper%29">http://en.wikipedia.org/wiki/Chad_%28paper%29</text:a>).</text:p>
              <text:p text:style-name="Table_20_Contents"/>
            </table:table-cell>
          </table:table-row>
          <table:table-row>
            <table:table-cell table:style-name="Traducciones_5f_Complicadas.A2" office:value-type="string">
              <text:p text:style-name="Table_20_Contents">32</text:p>
            </table:table-cell>
            <table:table-cell table:style-name="Traducciones_5f_Complicadas.A2" office:value-type="string">
              <text:p text:style-name="Table_20_Contents">gossip</text:p>
            </table:table-cell>
            <table:table-cell table:style-name="Traducciones_5f_Complicadas.C2" office:value-type="string">
              <text:p text:style-name="Table_20_Contents">Aunque lo más intuitivo nos movería a traducirlo por cotilleo, debido al público objetivo del texto lo traduciremos por rumor.</text:p>
            </table:table-cell>
          </table:table-row>
          <table:table-row>
            <table:table-cell table:style-name="Traducciones_5f_Complicadas.A2" office:value-type="string">
              <text:p text:style-name="Table_20_Contents">34</text:p>
            </table:table-cell>
            <table:table-cell table:style-name="Traducciones_5f_Complicadas.A2" office:value-type="string">
              <text:p text:style-name="Table_20_Contents">Caldera's owners once profitably sued Microsoft.</text:p>
            </table:table-cell>
            <table:table-cell table:style-name="Traducciones_5f_Complicadas.C2" office:value-type="string">
              <text:p text:style-name="Table_20_Contents">Aquí se refiere a que la demanda hizo que se consiguieran beneficios económicos.</text:p>
            </table:table-cell>
          </table:table-row>
          <table:table-row>
            <table:table-cell table:style-name="Traducciones_5f_Complicadas.A2" office:value-type="string">
              <text:p text:style-name="Table_20_Contents">37</text:p>
            </table:table-cell>
            <table:table-cell table:style-name="Traducciones_5f_Complicadas.A2" office:value-type="string">
              <text:p text:style-name="Table_20_Contents">“is not about suing but about doing the right thing”</text:p>
            </table:table-cell>
            <table:table-cell table:style-name="Traducciones_5f_Complicadas.C2" office:value-type="string">
              <text:p text:style-name="Table_20_Contents">“no es nada sobre demandas sino de hacer lo correcto”</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Sobre monos y pingüino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1</text:user-defined></text:span></text:p>
          <text:p text:style-name="P2">Última revisión:<text:user-defined text:name="Última Revisión">2-X-07</text:user-defined></text:p>
          <text:p text:style-name="P2">Versión: <text:user-defined text:name="Versión">1.3</text:user-defined></text:p>
          <text:p text:style-name="Footer"><text:span text:style-name="T1">Página </text:span><text:span text:style-name="T1"><text:page-number style:num-format="1" text:select-page="current">5</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Sobre monos y pingüinos</dc:title>
    <dc:description>Trata sobre la lucha entre SCO y Linux</dc:description>
    <dc:subject>Traducción de Textos</dc:subject>
    <meta:creation-date>2007-03-29T14:18:08</meta:creation-date>
    <dc:date>2007-10-02T23:17:23</dc:date>
    <meta:keyword>Sobre monos y pingüinos traducción de textos Rosario Plaza rplaza@fi.upm.es</meta:keyword>
    <dc:language>es-ES</dc:language>
    <meta:editing-cycles>162</meta:editing-cycles>
    <meta:editing-duration>PT2H34M30S</meta:editing-duration>
    <meta:user-defined meta:name="Autor">Rubén Paje del Pino</meta:user-defined>
    <meta:user-defined meta:name="Versión">1.3</meta:user-defined>
    <meta:user-defined meta:name="Texto">1</meta:user-defined>
    <meta:user-defined meta:name="Última Revisión">2-X-07</meta:user-defined>
    <meta:document-statistic meta:table-count="2" meta:image-count="0" meta:object-count="0" meta:page-count="5" meta:paragraph-count="78" meta:word-count="1022" meta:character-count="5969"/>
  </office:meta>
</office:document-meta>
</file>